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b77" officeooo:paragraph-rsid="0018ab77"/>
    </style:style>
    <style:style style:name="P2" style:family="paragraph" style:parent-style-name="Standard">
      <style:paragraph-properties fo:text-align="justify" style:justify-single-word="false"/>
      <style:text-properties officeooo:rsid="0018ab77" officeooo:paragraph-rsid="0018ab77"/>
    </style:style>
    <style:style style:name="P3" style:family="paragraph" style:parent-style-name="Standard">
      <style:paragraph-properties fo:text-align="justify" style:justify-single-word="false"/>
      <style:text-properties officeooo:rsid="0018ab77" officeooo:paragraph-rsid="001b9e8f"/>
    </style:style>
    <style:style style:name="P4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paragraph-rsid="001a351a"/>
    </style:style>
    <style:style style:name="P5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rsid="001a351a" officeooo:paragraph-rsid="001a351a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paragraph-rsid="0018ab77"/>
    </style:style>
    <style:style style:name="P7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officeooo:rsid="001a351a" officeooo:paragraph-rsid="001a351a"/>
    </style:style>
    <style:style style:name="P8" style:family="paragraph" style:parent-style-name="Standard">
      <style:paragraph-properties fo:text-align="justify" style:justify-single-word="false"/>
      <style:text-properties officeooo:rsid="0018ab77" officeooo:paragraph-rsid="0018ab77"/>
    </style:style>
    <style:style style:name="P9" style:family="paragraph" style:parent-style-name="Standard">
      <style:text-properties officeooo:rsid="0018ab77" officeooo:paragraph-rsid="0018ab77"/>
    </style:style>
    <style:style style:name="P10" style:family="paragraph" style:parent-style-name="Standard">
      <style:paragraph-properties fo:text-align="justify" style:justify-single-word="false"/>
      <style:text-properties officeooo:rsid="001fb7dc" officeooo:paragraph-rsid="001fb7dc"/>
    </style:style>
    <style:style style:name="P11" style:family="paragraph" style:parent-style-name="Standard">
      <style:paragraph-properties fo:text-align="justify" style:justify-single-word="false"/>
      <style:text-properties officeooo:rsid="001fb7dc" officeooo:paragraph-rsid="002174fb"/>
    </style:style>
    <style:style style:name="P12" style:family="paragraph" style:parent-style-name="Standard">
      <style:paragraph-properties fo:text-align="justify" style:justify-single-word="false"/>
      <style:text-properties officeooo:rsid="001fb7dc" officeooo:paragraph-rsid="002299b3"/>
    </style:style>
    <style:style style:name="P13" style:family="paragraph" style:parent-style-name="Standard">
      <style:paragraph-properties fo:text-align="justify" style:justify-single-word="false"/>
      <style:text-properties officeooo:rsid="001fb7dc" officeooo:paragraph-rsid="00268414"/>
    </style:style>
    <style:style style:name="P14" style:family="paragraph" style:parent-style-name="Standard">
      <style:paragraph-properties fo:text-align="justify" style:justify-single-word="false"/>
      <style:text-properties officeooo:rsid="001fb7dc" officeooo:paragraph-rsid="00269601"/>
    </style:style>
    <style:style style:name="P15" style:family="paragraph" style:parent-style-name="Standard">
      <style:paragraph-properties fo:text-align="justify" style:justify-single-word="false" fo:break-before="page"/>
      <style:text-properties officeooo:rsid="0018ab77" officeooo:paragraph-rsid="0018ab77"/>
    </style:style>
    <style:style style:name="P16" style:family="paragraph" style:parent-style-name="Standard">
      <style:paragraph-properties fo:break-before="page"/>
      <style:text-properties officeooo:rsid="0018ab77" officeooo:paragraph-rsid="0018ab77"/>
    </style:style>
    <style:style style:name="T1" style:family="text">
      <style:text-properties officeooo:rsid="001a351a"/>
    </style:style>
    <style:style style:name="T2" style:family="text">
      <style:text-properties officeooo:rsid="001a58ca"/>
    </style:style>
    <style:style style:name="T3" style:family="text">
      <style:text-properties officeooo:rsid="001d6e4b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174fb" style:font-weight-asian="bold" style:font-weight-complex="bold"/>
    </style:style>
    <style:style style:name="T6" style:family="text">
      <style:text-properties fo:font-weight="bold" officeooo:rsid="002299b3" style:font-weight-asian="bold" style:font-weight-complex="bold"/>
    </style:style>
    <style:style style:name="T7" style:family="text">
      <style:text-properties fo:font-weight="bold" officeooo:rsid="0023ef4f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174fb" style:font-weight-asian="normal" style:font-weight-complex="normal"/>
    </style:style>
    <style:style style:name="T10" style:family="text">
      <style:text-properties fo:font-weight="normal" officeooo:rsid="002299b3" style:font-weight-asian="normal" style:font-weight-complex="normal"/>
    </style:style>
    <style:style style:name="T11" style:family="text">
      <style:text-properties fo:font-weight="normal" officeooo:rsid="0023ef4f" style:font-weight-asian="normal" style:font-weight-complex="normal"/>
    </style:style>
    <style:style style:name="T12" style:family="text">
      <style:text-properties fo:font-weight="normal" officeooo:rsid="00261ab9" style:font-weight-asian="normal" style:font-weight-complex="normal"/>
    </style:style>
    <style:style style:name="T13" style:family="text">
      <style:text-properties fo:font-weight="normal" officeooo:rsid="00268414" style:font-weight-asian="normal" style:font-weight-complex="normal"/>
    </style:style>
    <style:style style:name="T14" style:family="text">
      <style:text-properties officeooo:rsid="002299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6"/>
      <text:p text:style-name="P1"><text:span text:style-name="T1">T</text:span>ema do projeto</text:p>
      <text:p text:style-name="P2"/>
      <text:p text:style-name="P2"><text:tab/>O tema do nosso projeto basear-se-á num serviço de streaming de filmes, documentários e séries, idêntico à Netflix.</text:p>
      <text:p text:style-name="P3"><text:tab/><text:span text:style-name="T2">Neste serviço, cada cliente terá associada uma subscrição que lhe permitirá beneficiar de determinadas condições consoante a mesma.</text:span></text:p>
      <text:p text:style-name="P4"><text:span text:style-name="T3">Diversos</text:span> estúdios poderão publicitar os seus <text:span text:style-name="T3">conteúdos vídeo (</text:span>filmes, séries <text:span text:style-name="T1">e/ou </text:span>documentários<text:span text:style-name="T3">) que serão assistidos pelos clientes, que têm a possibilidade de <text:s/>classificar e efetuar uma crítica aos mesmos. Cada</text:span> cliente pode <text:span text:style-name="T3">ainda</text:span> guardar os filmes, series <text:span text:style-name="T1">e </text:span>documentários <text:span text:style-name="T1">que mais gostou </text:span>nos Favoritos.</text:p>
      <text:p text:style-name="P5">Além do descrito, empresas de publicidade poderão publicitar anúncios que serão assistidos aquando da visualização </text:p>
      <text:p text:style-name="P5"/>
      <text:p text:style-name="P6"><text:tab/></text:p>
      <text:p text:style-name="P2"/>
      <text:p text:style-name="P15"/>
      <text:p text:style-name="P10">Contextualização</text:p>
      <text:p text:style-name="P10"/>
      <text:p text:style-name="P12"><text:tab/><text:span text:style-name="T14">Comecemos por c</text:span>onsider<text:span text:style-name="T14">ar</text:span> a classe <text:span text:style-name="T4">Empresa </text:span><text:span text:style-name="T8">caraterizada pelo nome, contacto, <text:s/>morada e representante. Dessa classe-mãe </text:span><text:span text:style-name="T9">temos duas classes que agem como extensão: </text:span><text:span text:style-name="T5">Estúdio</text:span><text:span text:style-name="T9"> e </text:span><text:span text:style-name="T5">Publicidade</text:span><text:span text:style-name="T9">. </text:span></text:p>
      <text:p text:style-name="P12"><text:span text:style-name="T9"/></text:p>
      <text:p text:style-name="P11"><text:span text:style-name="T9"><text:tab/>A classe </text:span><text:span text:style-name="T5">Estúdio</text:span><text:span text:style-name="T9">, como o nome indica, será responsável pela publicação dos vídeos na plataforma. Para qualquer tipo de </text:span><text:span text:style-name="T5">Vídeo </text:span><text:span text:style-name="T10">será </text:span><text:span text:style-name="T9">guarda</text:span><text:span text:style-name="T10">da</text:span><text:span text:style-name="T9"> na base de dados informação do seu título, data de publicação, género, breve descrição do mesmo, o seu realizador e respetiva duração. Cada vídeo é caraterizado também por um tipo, podendo este ser </text:span><text:span text:style-name="T5">Filme</text:span><text:span text:style-name="T9">, </text:span><text:span text:style-name="T5">Série </text:span><text:span text:style-name="T9">ou </text:span><text:span text:style-name="T5">Documentário</text:span><text:span text:style-name="T9">. Quanto ao primeiro é ainda guardado o seu ator principal </text:span><text:span text:style-name="T12">e o género, podendo este último ser um dos seguintes: ação, animação, aventura, comédia, drama, ficção científica, musical, romance, suspense e terror. R</text:span><text:span text:style-name="T9">elativamente ao segundo, guarda-se também o </text:span><text:span text:style-name="T12">género, com as mesmas opções que nos filmes, </text:span><text:span text:style-name="T9"><text:s/></text:span><text:span text:style-name="T12">o </text:span><text:span text:style-name="T9">número de temporadas que a série tem correntemente </text:span><text:span text:style-name="T12">e o número de episódios por temporada e, por fim, o ator principal da mesma</text:span><text:span text:style-name="T9">. </text:span><text:span text:style-name="T12">Quanto ao último, é possível guardar o tipo de documentário em questão, podendo este ser autobiográfico, de informação ou de exposição.</text:span></text:p>
      <text:p text:style-name="P11"><text:span text:style-name="T12"/></text:p>
      <text:p text:style-name="P14"><text:span text:style-name="T9"><text:tab/></text:span><text:span text:style-name="T10">A classe </text:span><text:span text:style-name="T6">Publicidade </text:span><text:span text:style-name="T10">terá o papel de publicitar os seus anúncios que aparecerão aquando da visualização dos conteúdos da plataforma pelo cliente. Cada </text:span><text:span text:style-name="T6">Anúncio</text:span><text:span text:style-name="T10"> é caraterizado pelo nome, tipo, </text:span><text:span text:style-name="T12">se é informativo ou comercial,</text:span><text:span text:style-name="T10"> duração, prioridade </text:span><text:span text:style-name="T12">(1,2 e 3, com base no quanto pagam para publicitar, sendo o 1 a de maior prioridade e a 3 a menor),</text:span><text:span text:style-name="T10"> preferência pelo tipo de vídeo onde quer que seja publicitado </text:span><text:span text:style-name="T12">(filme, série ou documentário)</text:span><text:span text:style-name="T10"> e um preço dependente das suas caraterísticas.</text:span></text:p>
      <text:p text:style-name="P14"><text:span text:style-name="T10"/></text:p>
      <text:p text:style-name="P13"><text:span text:style-name="T9"><text:tab/></text:span><text:span text:style-name="T10">Quem terá acesso aos conteúdos da plataforma será o </text:span><text:span text:style-name="T6">Cliente</text:span><text:span text:style-name="T10"> para o qual a base de dados irá guardar o nome, palavra-passe, telefone, morada e NIF. </text:span><text:span text:style-name="T11">Cada cliente terá ainda de efetuar uma </text:span><text:span text:style-name="T7">Subscrição</text:span><text:span text:style-name="T11">, caraterizada pelo tipo </text:span><text:span text:style-name="T13">(Platinium, Gold ou Basic conforme o preço)</text:span><text:span text:style-name="T11">, número máximo de visualizadores em simultâneo em diferentes dispositivos, </text:span><text:span text:style-name="T13">que conforme o tipo de subscrição poderá ser, respetivamente, 1, 2 ou 5</text:span><text:span text:style-name="T11">, qualidade de vídeo, </text:span><text:span text:style-name="T13">que conforme o tipo de subscrição poderá ser normal, Full HD, 4K</text:span><text:span text:style-name="T11">, e respetivo preço </text:span><text:span text:style-name="T10">dependente das suas caraterísticas </text:span><text:span text:style-name="T13">(oito, onze ou catorze euros)</text:span><text:span text:style-name="T10">.</text:span></text:p>
      <text:p text:style-name="P13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23:25:19.088244061</meta:creation-date>
    <dc:date>2019-03-14T09:29:44.920967448</dc:date>
    <meta:editing-duration>PT11M24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11" meta:word-count="446" meta:character-count="2882" meta:non-whitespace-character-count="2434"/>
  </office:meta>
</office:document-meta>
</file>